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paragraph-properties fo:orphans="0" fo:widows="0"/>
    </style:style>
    <style:style style:name="P3" style:family="paragraph" style:parent-style-name="Standard">
      <style:text-properties officeooo:paragraph-rsid="0024aef8"/>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margin-top="0.0417in" fo:margin-bottom="0in" loext:contextual-spacing="false" fo:text-indent="0in" style:auto-text-indent="false"/>
    </style:style>
    <style:style style:name="P6" style:family="paragraph" style:parent-style-name="Standard">
      <style:paragraph-properties fo:margin-left="-0.25in" fo:margin-right="0in" fo:margin-top="0.0417in" fo:margin-bottom="0in" loext:contextual-spacing="false" fo:text-indent="0in" style:auto-text-indent="false"/>
      <style:text-properties fo:font-size="6pt" style:font-size-asian="6pt" style:font-size-complex="6pt"/>
    </style:style>
    <style:style style:name="P7" style:family="paragraph" style:parent-style-name="Standard">
      <style:paragraph-properties fo:margin-top="0.0417in" fo:margin-bottom="0in" loext:contextual-spacing="false"/>
    </style:style>
    <style:style style:name="P8" style:family="paragraph" style:parent-style-name="Standard">
      <style:paragraph-properties fo:margin-top="0.0417in" fo:margin-bottom="0in" loext:contextual-spacing="false"/>
      <style:text-properties fo:font-size="6pt" style:font-size-asian="6pt" style:font-size-complex="6pt"/>
    </style:style>
    <style:style style:name="P9" style:family="paragraph" style:parent-style-name="Header">
      <style:paragraph-properties>
        <style:tab-stops/>
      </style:paragraph-properties>
    </style:style>
    <style:style style:name="P10" style:family="paragraph" style:parent-style-name="Standard" style:master-page-name="">
      <style:paragraph-properties fo:orphans="0" fo:widows="0" style:page-number="auto" fo:padding-left="0.0555in" fo:padding-right="0.0555in" fo:padding-top="0.0138in" fo:padding-bottom="0.0138in" fo:border="0.51pt solid #000000"/>
    </style:style>
    <style:style style:name="P11" style:family="paragraph" style:parent-style-name="Standard">
      <style:paragraph-properties fo:orphans="0" fo:widows="0" fo:padding-left="0.0555in" fo:padding-right="0.0555in" fo:padding-top="0.0138in" fo:padding-bottom="0.0138in" fo:border="0.51pt solid #000000"/>
    </style:style>
    <style:style style:name="P12" style:family="paragraph" style:parent-style-name="Standard" style:master-page-name="Standard">
      <style:paragraph-properties style:page-number="auto"/>
    </style:style>
    <style:style style:name="P13" style:family="paragraph" style:parent-style-name="Standard" style:list-style-name="WW8Num5"/>
    <style:style style:name="P14" style:family="paragraph" style:parent-style-name="Standard" style:list-style-name="WW8Num2"/>
    <style:style style:name="P15" style:family="paragraph" style:parent-style-name="Standard" style:list-style-name="L1"/>
    <style:style style:name="P16" style:family="paragraph" style:parent-style-name="Standard" style:list-style-name="WW8Num6">
      <style:paragraph-properties fo:orphans="0" fo:widows="0" fo:padding-left="0.0555in" fo:padding-right="0.0555in" fo:padding-top="0.0138in" fo:padding-bottom="0.0138in" fo:border="0.51pt solid #000000"/>
    </style:style>
    <style:style style:name="P17" style:family="paragraph" style:parent-style-name="Standard" style:list-style-name="L1">
      <style:paragraph-properties fo:margin-left="-0.25in" fo:margin-right="0in" fo:text-indent="0in" style:auto-text-indent="false">
        <style:tab-stops>
          <style:tab-stop style:position="0.0417in"/>
        </style:tab-stops>
      </style:paragraph-properties>
    </style:style>
    <style:style style:name="P18" style:family="paragraph" style:parent-style-name="Standard" style:list-style-name="WW8Num4">
      <style:paragraph-properties fo:margin-top="0.0417in" fo:margin-bottom="0in" loext:contextual-spacing="false"/>
    </style:style>
    <style:style style:name="P19" style:family="paragraph" style:parent-style-name="Standard" style:list-style-name="WW8Num10">
      <style:paragraph-properties fo:margin-top="0.0417in" fo:margin-bottom="0in" loext:contextual-spacing="false"/>
    </style:style>
    <style:style style:name="P20" style:family="paragraph" style:parent-style-name="Standard" style:list-style-name="WW8Num10">
      <style:paragraph-properties fo:margin-top="0.0417in" fo:margin-bottom="0in" loext:contextual-spacing="false"/>
      <style:text-properties officeooo:paragraph-rsid="002410f5"/>
    </style:style>
    <style:style style:name="P21" style:family="paragraph" style:parent-style-name="Standard" style:list-style-name="WW8Num10">
      <style:paragraph-properties fo:margin-top="0.0417in" fo:margin-bottom="0in" loext:contextual-spacing="false">
        <style:tab-stops/>
      </style:paragraph-properties>
    </style:style>
    <style:style style:name="P22" style:family="paragraph" style:parent-style-name="Standard" style:list-style-name="WW8Num4">
      <style:paragraph-properties fo:margin-left="1in" fo:margin-right="0in" fo:margin-top="0.0417in" fo:margin-bottom="0in" loext:contextual-spacing="false" fo:text-indent="-0.25in" style:auto-text-indent="false"/>
    </style:style>
    <style:style style:name="P23" style:family="paragraph" style:parent-style-name="Standard" style:list-style-name="WW8Num10">
      <style:paragraph-properties fo:margin-top="0in" fo:margin-bottom="0in" loext:contextual-spacing="false">
        <style:tab-stops>
          <style:tab-stop style:position="0.5728in"/>
        </style:tab-stops>
      </style:paragraph-properties>
    </style:style>
    <style:style style:name="P24" style:family="paragraph" style:parent-style-name="Standard" style:list-style-name="WW8Num10">
      <style:paragraph-properties fo:margin-left="0.448in" fo:margin-right="0in" fo:margin-top="0in" fo:margin-bottom="0in" loext:contextual-spacing="false" fo:text-indent="-0.2291in" style:auto-text-indent="false">
        <style:tab-stops>
          <style:tab-stop style:position="0.5728in"/>
        </style:tab-stops>
      </style:paragraph-properties>
    </style:style>
    <style:style style:name="T1" style:family="text">
      <style:text-properties style:font-name="Courier New" fo:font-size="11pt" style:font-size-asian="11pt" style:font-name-complex="Courier New"/>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color="#000000"/>
    </style:style>
    <style:style style:name="T8" style:family="text">
      <style:text-properties fo:font-weight="normal" fo:background-color="transparent" loext:char-shading-value="0" style:font-weight-asian="normal" style:font-weight-complex="normal"/>
    </style:style>
    <style:style style:name="T9" style:family="text">
      <style:text-properties style:text-underline-style="none"/>
    </style:style>
    <style:style style:name="T10" style:family="text">
      <style:text-properties officeooo:rsid="001c099d"/>
    </style:style>
    <style:style style:name="T11" style:family="text">
      <style:text-properties officeooo:rsid="001d11d0"/>
    </style:style>
    <style:style style:name="T12" style:family="text">
      <style:text-properties officeooo:rsid="001dfa21"/>
    </style:style>
    <style:style style:name="T13" style:family="text">
      <style:text-properties officeooo:rsid="001f814b"/>
    </style:style>
    <style:style style:name="T14" style:family="text">
      <style:text-properties officeooo:rsid="0020fba3"/>
    </style:style>
    <style:style style:name="T15" style:family="text">
      <style:text-properties officeooo:rsid="0022a086"/>
    </style:style>
    <style:style style:name="T16" style:family="text">
      <style:text-properties officeooo:rsid="002410f5"/>
    </style:style>
    <style:style style:name="T17" style:family="text">
      <style:text-properties officeooo:rsid="0024aef8"/>
    </style:style>
    <style:style style:name="T18" style:family="text">
      <style:text-properties officeooo:rsid="0024beb9"/>
    </style:style>
    <style:style style:name="T19" style:family="text">
      <style:text-properties officeooo:rsid="0026d1f4"/>
    </style:style>
    <style:style style:name="T20" style:family="text">
      <style:text-properties officeooo:rsid="0028845b"/>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5-799 Linux</text:p>
      <text:p text:style-name="Standard">Lab Exercise #0</text:p>
      <text:p text:style-name="P1"/>
      <text:p text:style-name="Standard">Objectives for students: </text:p>
      <text:p text:style-name="Standard"/>
      <text:list xml:id="list2647727951049462184" text:style-name="WW8Num5">
        <text:list-item>
          <text:p text:style-name="P13">Build a working VirtualBox environment in which to do further experimentation.</text:p>
        </text:list-item>
        <text:list-item>
          <text:p text:style-name="P13">Go through the process of installing two different Linux distributions on empty virtual machines (ones that do not have an OS already installed). </text:p>
        </text:list-item>
        <text:list-item>
          <text:p text:style-name="P13">Compare the installation processes of Ubuntu 12.04.5 and CentOS 6.<text:span text:style-name="T10">7</text:span>.</text:p>
        </text:list-item>
      </text:list>
      <text:p text:style-name="Standard"/>
      <text:p text:style-name="Standard">This is a graded lab assignment worth 14 points (+1 extra possible). You are not expected to finish it in class tonight. The final step of the assignment is to submit a summary and screenshots showing the installed Ubuntu and CentOS Linuxes running successfully on your virtual machine.</text:p>
      <text:p text:style-name="Standard"/>
      <text:p text:style-name="Standard">Steps:</text:p>
      <text:p text:style-name="Standard"><text:s text:c="4"/></text:p>
      <text:p text:style-name="P4">1. Install the VirtualBox software</text:p>
      <text:p text:style-name="Standard"/>
      <text:p text:style-name="Standard">It is available for download from <text:a xlink:type="simple" xlink:href="http://linuxclass.heinz.cmu.edu/virtualbox" text:style-name="Internet_20_link" text:visited-style-name="Visited_20_Internet_20_Link"><text:span text:style-name="Internet_20_link">linuxclass.heinz.cmu.edu/virtualbox</text:span></text:a> or <text:s/><text:a xlink:type="simple" xlink:href="http://www.virtualbox.org/" text:style-name="Internet_20_link" text:visited-style-name="Visited_20_Internet_20_Link">www.virtualbox.org</text:a>. The manual is at <text:a xlink:type="simple" xlink:href="http://www.virtualbox.org/manual/UserManual.html" text:style-name="Internet_20_link" text:visited-style-name="Visited_20_Internet_20_Link">www.virtualbox.org/manual/UserManual.html</text:a>. </text:p>
      <text:p text:style-name="Standard"/>
      <text:p text:style-name="Standard">The labs are verified and known to work on VirtualBox <text:span text:style-name="T11">5.0.16</text:span> <text:span text:style-name="T6">on Windows 7, and should work OK on Macs as well.</text:span> </text:p>
      <text:p text:style-name="Standard"/>
      <text:p text:style-name="Standard">The VirtualBox installation is pretty straightforward. Just run the <text:span text:style-name="T1">VirtualBox-&lt;version#&gt;-&lt;platform&gt;.exe</text:span> executable. You may get some Windows driver warnings while installing the network adapters, choose to Continue. Also note that your network connection will go down briefly during the install.</text:p>
      <text:p text:style-name="Standard"/>
      <text:p text:style-name="Standard">There is also a VirtualBox “Extension Pack” that provides USB 2.0 compatibility, remote RDP, and PXE boot. This is optional, but if you want to install it, download the extpack and install it via File-&gt;Preferences-&gt;Extensions.</text:p>
      <text:p text:style-name="Standard"/>
      <text:list xml:id="list6287840206079870" text:style-name="WW8Num2">
        <text:list-item>
          <text:list>
            <text:list-item>
              <text:p text:style-name="P14">Acquire the CD/DVD ROMs or ISO images for <text:span text:style-name="T13">32-bit </text:span>Ubu<text:span text:style-name="T6">ntu 12.04.5 De</text:span>sktop and CentOS 6.<text:span text:style-name="T11">7</text:span>. <text:line-break/><text:line-break/>The ISO images are at <text:a xlink:type="simple" xlink:href="http://linuxclass.heinz.cmu.edu/iso-images/" text:style-name="Internet_20_link" text:visited-style-name="Visited_20_Internet_20_Link"><text:span text:style-name="Internet_20_link">linuxclass.heinz.cmu.edu/iso-images/</text:span></text:a>. You can also get them from ubuntu.com and centos.org (u<text:span text:style-name="T8">se the 32bit versions). </text:span></text:p>
            </text:list-item>
          </text:list>
        </text:list-item>
      </text:list>
      <text:p text:style-name="P1"/>
      <text:p text:style-name="Standard">The ISOs can be attached directly to VirtualBox, or you can burn them to physical CD/DVDs and put those in your CD/DVD drive. </text:p>
      <text:p text:style-name="Standard"/>
      <text:list xml:id="list121909073258547" text:continue-numbering="true" text:style-name="WW8Num2">
        <text:list-item>
          <text:list>
            <text:list-item>
              <text:p text:style-name="P14">Install LibreOffice <text:span text:style-name="T10">or OpenOffice </text:span>in your host OS, if you don't have it already. You will need this to create the <text:span text:style-name="T10">Libre/</text:span>OpenOffice Writer document to submit at the end. <text:s/>It is available from <text:a xlink:type="simple" xlink:href="http://www.libreoffice.org/" text:style-name="Internet_20_link" text:visited-style-name="Visited_20_Internet_20_Link"><text:span text:style-name="T10">www.libreoffice.org</text:span></text:a>, and the Windows &amp; Mac versions are also at <text:a xlink:type="simple" xlink:href="http://linuxclass.heinz.cmu.edu/libreoffice" text:style-name="Internet_20_link" text:visited-style-name="Visited_20_Internet_20_Link"><text:span text:style-name="T10">linuxclass.heinz.cmu.edu/libreoffice</text:span></text:a>. <text:line-break/></text:p>
            </text:list-item>
          </text:list>
        </text:list-item>
      </text:list>
      <text:p text:style-name="P4"><text:soft-page-break/>2. Create a virtual machine within which to load and run Ubuntu. </text:p>
      <text:p text:style-name="P9"/>
      <text:p text:style-name="Standard">Start VirtualBox. Click the “New” button. <text:s/>Name your virtual machine “<text:span text:style-name="T3">userid</text:span> Ubuntu VM” (where <text:span text:style-name="T3">userid</text:span> is your Andrew user id without the “@andrew.cmu.edu part). Set the Operating System type to Linux, and the Version to Ubuntu (32bit). </text:p>
      <text:p text:style-name="P7"/>
      <text:p text:style-name="P7">Now you have to decide how much memory to allocate to the virtual machine. The minimum suggested size is 512MB. If you have 2GB RAM or more in your laptop, you can increase this somewhat. If you're short on RAM you may need to close other programs &amp; services to free up memory for the VM to run smoothly. Chrome in particular uses a lot of memory, especially with many tabs open.</text:p>
      <text:p text:style-name="Standard"/>
      <text:p text:style-name="P7">Going below 512MB for the VM makes the Linux virtual machine run very slowly, if at all, in graphics (X-Windows) mode due to memory exhaustion and paging. For text mode only though, amounts as low as 64MB can be sufficient.</text:p>
      <text:p text:style-name="P7"/>
      <text:p text:style-name="P7">On the next screen (Hard drive), choose “Create a virtual hard drive now”. Accept the default Hard Drive File Type (VDI). The next screen asks whether you want to dynamically allocate disk space to the virtual disk, or use a fixed size. Dynamic allocation will use less disk space on the host OS, since space is only used as files are written within the guest OS. Fixed size creates a full virtual disk file on your host OS right away, though on the plus side this can result in your virtual machine running noticeably faster. If you have lots of free disk space, use “fixed size”. If you're short on disk space, use “dynamically allocated”.</text:p>
      <text:p text:style-name="P7"/>
      <text:p text:style-name="P7">Next is the Location and Size screen. Here you will need to specify where you want VirtualBox to store the files that make up the “virtual disk” for this virtual machine. By default this will be under your<text:span text:style-name="T7"> “C:\Users\username\.VirtualBox</text:span>” folder (in Win7; other OS's will vary). You will need to choose another partition if you do not have 4.5 GB free in this location. I like to have a separate folder (D:\VMs) for all my virtual machines rather than them being hidden under C:\Users.</text:p>
      <text:p text:style-name="P7"/>
      <text:p text:style-name="P7">The Ubuntu hard disk install will use approximatel<text:span text:style-name="T6">y 4.5 GB be</text:span>fore any snapshots. If you want this file to be in a different directory or partition: click the folder icon to the right of the VM name, browse to the new location, re-enter the name of the VM, and click Save.</text:p>
      <text:p text:style-name="P7"/>
      <text:p text:style-name="P7">Leave the disk size at its default of 8GB (it will only use that much if you chose “fixed size”; otherwise that's just the max it can grow to). Continue through to the finish of the wizard. When completed, your new VM should show up in the left column of the VirtualBox Manager display.</text:p>
      <text:p text:style-name="P7"/>
      <text:p text:style-name="Standard">Click Settings, then on the Storage heading to edit that aspect of the configuration. Look in the middle of the window under Storage Tree → <text:s/>Controller:IDE for a CDROM icon labeled “Empty”. Click this. <text:span text:style-name="T11">Then</text:span> click on the CD icon to the right of <text:s/>the “<text:span text:style-name="T17">Optical</text:span> Drive:” field under the Attributes heading. <text:span text:style-name="T11">If you want to use a physical CD/DVD.</text:span> select “Host Drive”.</text:p>
      <text:p text:style-name="Standard"><text:soft-page-break/></text:p>
      <text:p text:style-name="Standard">If you'd rather not have to burn CD/DVD's and carry them around, you can have VirtualBox use an ISO image file as if it were a real CD/DVD. Select “Choose a virtual <text:span text:style-name="T11">optical</text:span> disk file” instead of “Host Drive” . This brings up a file picker dialog box - browse to where you saved the Ubuntu .iso file and select it. In either case, leave the “Live CD/DVD” box UNchecked. </text:p>
      <text:p text:style-name="Standard"/>
      <text:p text:style-name="Standard">If you've chosen to store your virtual hard disk files somewhere other than the default location, you may also want to change where the snapshot files go. These can be large as well. To change this, click on the General heading in Settings, go to the Advanced tab, and enter the name of the directory you want the snapshots stored in. I like them to be in a subdirectory of this virtual machine. <text:span text:style-name="T12">You can also turn on clipboard sharing between the guest and host on this screen if you like.</text:span></text:p>
      <text:p text:style-name="Standard"/>
      <text:p text:style-name="Standard">Click on the Network heading in Settings. Leave Adapter 1 set to its default of “NAT”. In some environments you would use bridged networking, but CMU restricts traffic based on MAC addresses so you would need to register the virtual machine’s unique MAC address with CMU in order to access the CMU network using bridged mode. NAT uses your PC’s existing MAC address instead and avoids this problem. NAT mode also isolates your virtual machine from incoming network-based attacks, so is more secure.</text:p>
      <text:p text:style-name="Standard"/>
      <text:p text:style-name="Standard">While still in the Network settings, go to the Adapter 2 tab, select Enable Network Adapter, and set the Attached-to: value to “Host-only Adapter”. This will allow your host OS and the guest OS to communicate with each other (needed in Labs 3, 4, and 5). If you get an error at this stage (“invalid settings detected”), see the technical forum for help. “OK” out of the settings window, we're done with that part.</text:p>
      <text:p text:style-name="Standard"/>
      <text:p text:style-name="Standard"/>
      <text:p text:style-name="P10">USEFUL TIPS:</text:p>
      <text:p text:style-name="P11">Virtualbox is pretty good about automatically switching keyboard and mouse input between the virtual machine and your host OS, but if your keyboard/mouse are stuck in the virtual machine, you can release the input focus from the VM and return it to the host OS by pressing the “Host” key – on Windows it's the right-side Control key, on a Mac you should set a different key in File-&gt;Preferences-&gt;Input.</text:p>
      <text:p text:style-name="P11"/>
      <text:p text:style-name="P11">You can go into full-screen mode in VirtualBox using RightCtrl+F, and exit from full-screen mode the same way. There's also a Scale mode (RightCtrl+C) that's helpful for resizing.</text:p>
      <text:p text:style-name="P11"/>
      <text:p text:style-name="P11">You can suspend the virtual machine using the “Pause” option on the menu, and then exit VirtualBox (choosing to save the machine state). You can reboot the host OS, shut the computer down for a week, etc. When you next run VirtualBox you can unpause the virtual machine and be right back where you left off.</text:p>
      <text:p text:style-name="P11"/>
      <text:p text:style-name="P11">You can create a snapshot of the entire virtual machine state using the “Take Snapshot” option in the Machine menu. Then you can experiment with the VM as much as you want, and then go back to the previous state via the Snapshots tab in the main VirtualBox window (when your VM is paused or powered off)..</text:p>
      <text:p text:style-name="P11"><text:soft-page-break/></text:p>
      <text:p text:style-name="P11">When the virtual machine is running you may appear to have problems accessing the CD/DVD drive, floppy, or USB peripherals from the host OS. This is not a bug; your VM is configured to access those devices, and only one OS can use them at a time. To free them up for the host OS, you have a couple of options: </text:p>
      <text:list xml:id="list8498655996529548623" text:style-name="WW8Num6">
        <text:list-item>
          <text:p text:style-name="P16">disconnect them using the Devices menu.</text:p>
        </text:list-item>
        <text:list-item>
          <text:p text:style-name="P16">pause or shut down your virtual machine.</text:p>
        </text:list-item>
        <text:list-item>
          <text:p text:style-name="P16">change the VM settings to not use that physical device.</text:p>
        </text:list-item>
      </text:list>
      <text:p text:style-name="P2"/>
      <text:p text:style-name="P4">3. Test the virtual machine using the Ubuntu Install CD (or ISO image).</text:p>
      <text:p text:style-name="Standard"/>
      <text:p text:style-name="Standard">Make sure the Ubuntu CD is in your <text:span text:style-name="T19">optical</text:span> drive (or you configured the VM to use the ISO image file for the CD), then press the Start button in the upper left of the VirtualBox screen. The boot process will start. </text:p>
      <text:p text:style-name="Standard"/>
      <text:p text:style-name="Standard">You should get brief BIOS screen followed by a black screen for several seconds, then the initial Ubuntu boot loader screen that says just “Ubuntu 12.04” in the middle, and eventually to a screen labeled “Install”. You may see an error about “SMbus base address” during boot - you can safely ignore this. </text:p>
      <text:p text:style-name="Standard"/>
      <text:p text:style-name="Standard">From here you can choose “Try Ubuntu” or “Install Ubuntu”. Select “Try” now, and you will be presented with a fully usable “LiveCD” environment you can work with, though any changes to the Linux files will be lost when you shut down. </text:p>
      <text:p text:style-name="Standard"/>
      <text:p text:style-name="Standard">LiveCDs are really cool, but instead of spending much time working in the LiveCD environment at this point, we are going to install Ubuntu into a persistent virtual machine, the same way you’d do an install onto the hard disk of a physical machine. Doubleclick the “Install Ubuntu 12.04.5 LTS” icon to begin.</text:p>
      <text:p text:style-name="Standard"/>
      <text:list xml:id="list2051907581104558453" text:style-name="L1">
        <text:list-item>
          <text:p text:style-name="P17">Performing the VirtualBox hard disk install of Ubuntu</text:p>
          <text:p text:style-name="P15"/>
        </text:list-item>
      </text:list>
      <text:p text:style-name="Standard">NOTE: You will need Internet access while running the install, so Ubuntu can set up its package repositories and updates.</text:p>
      <text:p text:style-name="Standard"/>
      <text:p text:style-name="Standard">Choose “English” as the installation language. After the lab is complete you can come back and experiment with other languages if desired.</text:p>
      <text:p text:style-name="Standard"/>
      <text:p text:style-name="Standard">On the “<text:span text:style-name="T4">Preparing to Install Ubuntu</text:span>” screen, leave both “Download updates while installing” and “Install this third-party software” UNchecked.</text:p>
      <text:p text:style-name="Standard"/>
      <text:p text:style-name="Standard">In the “<text:span text:style-name="T4">Installation Type</text:span>” screen, choose “Erase disk and install Ubuntu”. Note that you are in VirtualBox - the disk you are affecting is the VirtualBox virtual hard disk you set up during creation of the virtual machine, not your actual laptop hard disk. If you have booted your laptop directly from the CD rather than within VirtualBox, <text:span text:style-name="T5">stop now</text:span>. Boot back into your host OS, install VirtualBox, and create &amp; boot a virtual machine from the Ubuntu install CD or ISO.</text:p>
      <text:p text:style-name="Standard"/>
      <text:p text:style-name="Standard"><text:soft-page-break/>After pressing “Continue”, you'll get a screen showing that the whole 8.6GB (virtual) drive will be used. It should be labeled “ATA VBOX HARDDISK”. </text:p>
      <text:p text:style-name="Standard"/>
      <text:p text:style-name="Standard">If the disk is listed as something else (Samsung, Seagate, Western Digital, <text:span text:style-name="T14">Intel, </text:span>etc) then you have probably booted your laptop directly from the CD/DVD rather than booting the CD/DVD/ISO within VirtualBox, so <text:span text:style-name="T5">STOP NOW. </text:span><text:s/>If you proceed past this point with the drive listed as something other than “ATA VBOX HARDDISK” <text:span text:style-name="T3">you will erase your whole computer.</text:span> </text:p>
      <text:p text:style-name="Standard"/>
      <text:p text:style-name="Standard">If the disk is labeled “ATA VBOX HARDDISK”, then Press “Install Now” and it will begin formatting the virtual disk and installing the software.</text:p>
      <text:p text:style-name="Standard"/>
      <text:p text:style-name="Standard">While the install runs, you will be prompted for some additional questions. </text:p>
      <text:p text:style-name="P1"/>
      <text:p text:style-name="Standard">On the “<text:span text:style-name="T4">Where are you?</text:span>” screen, Choose “New York” on the time zone map <text:span text:style-name="T19">(or “Adelaide” for Australia classes)</text:span>.</text:p>
      <text:p text:style-name="P1"/>
      <text:p text:style-name="Standard">On the “<text:span text:style-name="T4">Keyboard Layout</text:span>” screen, select the appropriate keyboard layout. If in doubt, use the default English(US) – English(US).</text:p>
      <text:p text:style-name="P1"/>
      <text:p text:style-name="Standard">On the “<text:span text:style-name="T4">Who are you</text:span><text:span text:style-name="T2">?</text:span>” screen, enter your full name. For “<text:span text:style-name="T9">Your computer's name</text:span>” use <text:span text:style-name="T3">userid</text:span>-ubuntu (for me it would be “dmoul-ubuntu”). <text:s/>Use your Andrew user ID as the new username to log in with. Then choose your user password – write it down so you don’t forget! </text:p>
      <text:p text:style-name="P3"/>
      <text:p text:style-name="Standard">If you seem to get stuck on “Downloading language packs”, you can click on the small triangle in front of the word “Downloading” and you should get a Skip button that will skip this slow step. Don't skip other steps though.</text:p>
      <text:p text:style-name="Standard"/>
      <text:p text:style-name="Standard">When the “<text:span text:style-name="T4">Installation complete</text:span>” screen comes up, there will be an option to press “Restart now” to reboot the VM. Before doing that, enter Full Screen mode with RightCtrl-F. This avoids a VirtualBox bug that will otherwise sometimes cause it to crash and you'll have to start the whole install from the beginning again. Once in Full Screen mode, press “Restart Now”. You may need to press Enter at the end of the shutdown sequence to reboot.</text:p>
      <text:p text:style-name="Standard"/>
      <text:p text:style-name="Standard">When the VM reboots, you will get blank screens for a bit. You can tell for sure you’re booting from the virtual disk rather than the LiveCD when you get to a login screen rather than the “Try/Install” screen. If you get to the 'Try/Install” screen, this means the VM has booted from the CD rather than the virtual hard disk. Shut down the VM, detach the CD/ISO from the VM, and restart the VM.</text:p>
      <text:p text:style-name="P1"/>
      <text:p text:style-name="Standard">After completing the boot sequence, you should get an Ubuntu graphical login screen at which you can select the username and enter the password you specified earlier. Upon logging in you will get a basic desktop screen.</text:p>
      <text:p text:style-name="Standard"/>
      <text:p text:style-name="Standard">If you skipped the Language Packs you may get a window about “Incomplete Language Support” - it's OK to close this window without installing the extra support.</text:p>
      <text:p text:style-name="Standard"/>
      <text:p text:style-name="Standard"><text:soft-page-break/>The Update Manager may start up and be minimized... generally it's a good idea to install the updates, but you may want to do it after finishing the whole lab, since it could take anywhere from a few minutes up to couple/several hours to run depending on your bandwidth and how many updates are available. DO NOT Upgrade to the new Ubuntu releases (14.04 <text:span text:style-name="T18">etc</text:span>), <text:span text:style-name="T15">they</text:span> do not work well with VirtualBox. </text:p>
      <text:p text:style-name="Standard"/>
      <text:p text:style-name="Standard"><text:span text:style-name="T2">Optional but recommended:</text:span> Take a snapshot so you can revert back to this point in case of future troubles. This stores the exact state of the virtual machine’s memory and disk at that instant, so you can always revert to this clean “just installed” state without having to go through the re-install process. In the VirtualBox “Machine” menu click Take Snapshot, give your snapshot a name (like “install done”), and press OK.</text:p>
      <text:p text:style-name="Standard"/>
      <text:p text:style-name="P4">5. Taking the screenshot for Ubuntu</text:p>
      <text:p text:style-name="P4"/>
      <text:p text:style-name="Standard">For this lab you will take screenshots in your host OS, not within Ubuntu, so that you can create an <text:span text:style-name="T10">Libre/</text:span>OpenOffice Writer document containing screenshots of VirtualBox hosting both Ubuntu and CentOS Linux guest OSes. <text:s/></text:p>
      <text:list xml:id="list6746880990790315150" text:style-name="WW8Num4">
        <text:list-item>
          <text:p text:style-name="P18">In the VM, start a shell window by clicking the Dash Home and typing “Terminal” in the search box. Select the Terminal icon. In the shell window enter “<text:span text:style-name="T1">df –h</text:span>” to display the disk partitions. </text:p>
        </text:list-item>
        <text:list-item>
          <text:p text:style-name="P18">Take the screenshot.</text:p>
          <text:list>
            <text:list-item>
              <text:p text:style-name="P22">The easiest way is to choose <text:span text:style-name="T16">View</text:span>-&gt;Take Screenshot from the VirtualBox menu and save that file.</text:p>
            </text:list-item>
            <text:list-item>
              <text:p text:style-name="P22">To do it with a Windows PrintScreen, go back to your host OS, make sure the shell portion of the VirtualBox screen is visible, and take a screenshot (in Windows use the “PrtSc” printscreen key). To do this, have the VirtualBox window visible but not active (i.e . click on the background of your host OS desktop so the VirtualBox window loses input focus), otherwise the PrintScreen key will be delivered to the VM instead of your host OS. </text:p>
            </text:list-item>
          </text:list>
        </text:list-item>
        <text:list-item>
          <text:p text:style-name="P18">Go to <text:span text:style-name="T10">Libre/</text:span>OpenOffice Writer in your host OS and do Edit-&gt;Paste (or Insert-&gt;<text:span text:style-name="T16">Image</text:span> if you used the Take Screenshot feature). The screen capture should appear in your <text:span text:style-name="T10">Libre/</text:span>OpenOffice Writer document.</text:p>
        </text:list-item>
        <text:list-item>
          <text:p text:style-name="P18">Save the document as “<text:span text:style-name="T3">userid</text:span> - Lab 0.odt”. You will come back to it later for the CentOS screenshot.</text:p>
        </text:list-item>
      </text:list>
      <text:p text:style-name="P8"/>
      <text:p text:style-name="P7">This completes the Ubuntu portion of the lab. </text:p>
      <text:p text:style-name="P8"/>
      <text:p text:style-name="P7"><text:tab/>How to fix the low screen resolution: in your Terminal window where you ran “<text:span text:style-name="T1">df –h</text:span>”, run “sudo xdiagnose” and enter your password. <text:s/>When the “X Diagnostics Settings” window comes up, choose Apply. Once you see “done” in the Terminal window, restart the guest OS via the Gear icon in the upper right corner-&gt;Shut Down-&gt;Restart. Ubuntu should boot back up in 1024x768. You may want a to take a snapshot, so you can come back to this point in the future.</text:p>
      <text:p text:style-name="P7"><text:tab/>To conserve host OS RAM for the next step you may want to shut down or pause/close your Ubuntu VM. <text:s/>Proceed to the next step, installing CentOS.</text:p>
      <text:p text:style-name="P6"/>
      <text:p text:style-name="P5"><text:soft-page-break/>6. Installing CentOS 6.<text:span text:style-name="T10">7</text:span>:</text:p>
      <text:p text:style-name="P6"/>
      <text:p text:style-name="P7">Since you have now been through a step-by-step guide to installing one version of Linux (Ubuntu), the CentOS instructions will be somewhat less detailed and provide a quick outline of the necessary steps. You will need about 3.5GB of free disk space on your host OS. </text:p>
      <text:list xml:id="list1064844903249796532" text:style-name="WW8Num10">
        <text:list-item>
          <text:p text:style-name="P19">Create a new virtual machine. Set the Operating System type to Linux and the version to “Red Hat (32bit)”.</text:p>
        </text:list-item>
        <text:list-item>
          <text:p text:style-name="P19">Name your VM “<text:span text:style-name="T3">userid</text:span> CentOS VM”. Change the Location if desired. </text:p>
        </text:list-item>
        <text:list-item>
          <text:p text:style-name="P19">In the VM's detail settings:</text:p>
          <text:list>
            <text:list-item>
              <text:p text:style-name="P23">set the RAM amount to at least 630M (this is needed for GUI installer. Text mode installer doesn't do everything we need for class);</text:p>
            </text:list-item>
            <text:list-item>
              <text:p text:style-name="P24">Take the defaults for the virtual hard drive (except maybe the location and dynamic/fixed-size as you prefer);</text:p>
            </text:list-item>
            <text:list-item>
              <text:p text:style-name="P23">check that the <text:span text:style-name="T20">optical drive</text:span> setting is set to Physical drive auto-detect or to the CentOS DVD ISO <text:span text:style-name="T20">or to Host Drive, as you prefer;</text:span></text:p>
            </text:list-item>
            <text:list-item>
              <text:p text:style-name="P23">make sure the Network Adapter 1 is set to “NAT” and the Network Adapter 2 to “Host-Only”;</text:p>
            </text:list-item>
            <text:list-item>
              <text:p text:style-name="P24">change the location of the snapshot files if desired.</text:p>
            </text:list-item>
          </text:list>
        </text:list-item>
        <text:list-item>
          <text:p text:style-name="P19">Boot your VM from the CentOS DVD/ISO. Remember that you may need to use Right-Ctrl to release your mouse from the VM, if you want to get back to the host OS. Choose “Install or upgrade an existing system”.</text:p>
        </text:list-item>
        <text:list-item>
          <text:p text:style-name="P19">Skip the media test unless you’ve previously had problems that could be caused by a bad disk/image like read failures &amp; hangs. Use the TAB key to switch between the buttons and press Enter on the one you want to select.</text:p>
        </text:list-item>
        <text:list-item>
          <text:p text:style-name="P19">In the installer choose English language, U.S. English keyboard (or other keyboard layout as appropriate). </text:p>
        </text:list-item>
        <text:list-item>
          <text:p text:style-name="P21">Choose “Basic Storage Devices”. Since your virtual disk is new &amp; empty, CentOS throws a warning because the partition table is unreadable. Click “Yes, discard any data” to proceed, unless you have booted your laptop directly from the DVD rather than booting the DVD/ISO within VirtualBox, in which case <text:span text:style-name="T5">stop now</text:span>. Boot back into your host OS, install VirtualBox, and create &amp; boot a virtual machine from the CentOS DVD or ISO.</text:p>
        </text:list-item>
        <text:list-item>
          <text:p text:style-name="P20">Set the host name to <text:span text:style-name="T3">userid</text:span>-centos, <text:span text:style-name="T16">but do not proceed past this screen yet.</text:span></text:p>
        </text:list-item>
        <text:list-item>
          <text:p text:style-name="P20">in Configure Network at the bottom left of this screen, set <text:span text:style-name="T6">eth0 and eth1 to be active on boot by selecting each one, choosing Edit, checkmarking “Connect Automatically”, and Apply the changes. </text:span></text:p>
        </text:list-item>
        <text:list-item>
          <text:p text:style-name="P19">Set the timezone and root password (write the password down!).</text:p>
        </text:list-item>
        <text:list-item>
          <text:p text:style-name="P19">Choose “Use All Space” for the type of installation, then “Write changes to disk” when prompted.</text:p>
        </text:list-item>
        <text:list-item>
          <text:p text:style-name="P19">Set the install software set to “Desktop”. We will add other software packages in another lab. </text:p>
        </text:list-item>
        <text:list-item>
          <text:p text:style-name="P19">Begin the installation process.</text:p>
        </text:list-item>
        <text:list-item>
          <text:p text:style-name="P19"><text:soft-page-break/>Once the install is complete (before rebooting), enter Full Screen mode with RightCtrl-F (this avoids theVirtualBox bug that can otherwise cause it to crash). After bootup, you’ll go through a few more configuration steps.</text:p>
        </text:list-item>
        <text:list-item>
          <text:p text:style-name="P19">Create a new user (use your Andrew <text:span text:style-name="T3">userid</text:span>).</text:p>
        </text:list-item>
        <text:list-item>
          <text:p text:style-name="P19">Set the date and time, leave “Synchronize date and time over the network” UNchecked (because this can cause boot hangs if the network isn't working.)</text:p>
        </text:list-item>
        <text:list-item>
          <text:p text:style-name="P19">In the “Kdump” section you will get a big scary error; this is safe to ignore.</text:p>
        </text:list-item>
        <text:list-item>
          <text:p text:style-name="P19">Log in as your newly created user. </text:p>
        </text:list-item>
        <text:list-item>
          <text:p text:style-name="P19">This completes the installation process.</text:p>
        </text:list-item>
      </text:list>
      <text:p text:style-name="P7"/>
      <text:p text:style-name="P7">Take a screenshot of VirtualBox running CentOS with a shell window showing “<text:span text:style-name="T1">df –h</text:span>” output and add it to your <text:span text:style-name="T10">Libre/</text:span>OpenOffice Writer document. To open a shell, right-click in the background and choose “Open in Terminal”. </text:p>
      <text:p text:style-name="P7"/>
      <text:p text:style-name="P7"><text:span text:style-name="T2">Optional but recommended:</text:span> </text:p>
      <text:p text:style-name="P7">If you are not tight on disk space, it’s a good idea to take a snapshot at this point so you come back to this “known good” state in the future without re-installing.</text:p>
      <text:p text:style-name="P7"/>
      <text:p text:style-name="P5">8. Submit lab report.</text:p>
      <text:p text:style-name="P5"/>
      <text:p text:style-name="Standard">｀The deliverable for this lab is an <text:span text:style-name="T10">Libre/</text:span>OpenOffice Writer document containing screenshots and a writeup of your installation experiences comparing the two distributions. You should discuss what went well, what went poorly, ways in which you think the install processes could be improved, comparison to other OS installs you have done, and so forth. Expected length of the writeup is about 1 full page of text single spaced, in addition to the screenshots.</text:p>
      <text:p text:style-name="Standard"/>
      <text:p text:style-name="Standard">Submit the combined document (writeup plus Ubuntu &amp; CentOS screenshots) to Blackboard via the “Browse my computer” file upload button in the Lab's page in the Lab Exercises folder.</text:p>
      <text:p text:style-name="P5"/>
      <text:p text:style-name="P5">This completes your lab assignment. Feel free to experiment with both distributions and share your experiences with others via the discussion boards. <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style:list-level-properties>
      </text:list-level-style-number>
      <text:list-level-style-number text:level="3" style:num-format="1" text:display-levels="3">
        <style:list-level-properties text:list-level-position-and-space-mode="label-alignment">
          <style:list-level-label-alignment text:label-followed-by="listtab" fo:text-inden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0.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0.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0z1"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0.8in" fo:margin-bottom="0.8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95-799 Lab 2<text:tab/>Page <text:page-number text:select-page="current">8</text:page-number> of <text:page-count style:num-forma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95-799 Linux</dc:title>
    <meta:initial-creator>Dennis Moul</meta:initial-creator>
    <meta:creation-date>2007-01-31T15:59:00</meta:creation-date>
    <dc:date>2016-03-21T12:19:08.854920000</dc:date>
    <meta:print-date>2014-08-27T13:46:16.32</meta:print-date>
    <meta:editing-cycles>91</meta:editing-cycles>
    <meta:editing-duration>P17DT10H58M35S</meta:editing-duration>
    <meta:generator>LibreOffice/5.1.1.3$MacOSX_X86_64 LibreOffice_project/89f508ef3ecebd2cfb8e1def0f0ba9a803b88a6d</meta:generator>
    <meta:printed-by>Dennis Moul</meta:printed-by>
    <meta:document-statistic meta:table-count="0" meta:image-count="0" meta:object-count="0" meta:page-count="8" meta:paragraph-count="108" meta:word-count="3532" meta:character-count="20355" meta:non-whitespace-character-count="16915"/>
  </office:meta>
</office:document-meta>
</file>